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Standard">
      <style:text-properties officeooo:rsid="00053816" officeooo:paragraph-rsid="00053816"/>
    </style:style>
    <style:style style:name="P2" style:family="paragraph" style:parent-style-name="Standard">
      <style:text-properties officeooo:rsid="00063932" officeooo:paragraph-rsid="00063932"/>
    </style:style>
    <style:style style:name="P3" style:family="paragraph" style:parent-style-name="Standard">
      <style:text-properties officeooo:paragraph-rsid="0009b00c"/>
    </style:style>
    <style:style style:name="P4" style:family="paragraph" style:parent-style-name="Standard">
      <style:text-properties fo:font-style="italic" officeooo:rsid="00063932" officeooo:paragraph-rsid="0009b00c" style:font-style-asian="italic" style:font-style-complex="italic"/>
    </style:style>
    <style:style style:name="P5" style:family="paragraph" style:parent-style-name="Standard">
      <style:text-properties officeooo:rsid="000af0d1" officeooo:paragraph-rsid="000af0d1"/>
    </style:style>
    <style:style style:name="P6" style:family="paragraph" style:parent-style-name="Standard">
      <style:text-properties fo:font-size="14pt" fo:font-weight="bold" officeooo:rsid="000af0d1" officeooo:paragraph-rsid="000af0d1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0af0d1" officeooo:paragraph-rsid="000af0d1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font-style="italic" fo:font-weight="bold" officeooo:rsid="000d9c85" officeooo:paragraph-rsid="000d9c85" style:font-size-asian="12.25pt" style:font-style-asian="italic" style:font-weight-asian="bold" style:font-size-complex="14pt" style:font-style-complex="italic" style:font-weight-complex="bold"/>
    </style:style>
    <style:style style:name="P9" style:family="paragraph" style:parent-style-name="Standard">
      <style:text-properties fo:font-size="12pt" fo:font-weight="bold" officeooo:rsid="000af0d1" officeooo:paragraph-rsid="000af0d1" style:font-size-asian="10.5pt" style:font-weight-asian="bold" style:font-size-complex="12pt" style:font-weight-complex="bold"/>
    </style:style>
    <style:style style:name="P10" style:family="paragraph" style:parent-style-name="Standard">
      <style:text-properties officeooo:rsid="000ba9b3" officeooo:paragraph-rsid="000ba9b3"/>
    </style:style>
    <style:style style:name="P11" style:family="paragraph" style:parent-style-name="Standard">
      <style:paragraph-properties fo:text-align="center" style:justify-single-word="false"/>
      <style:text-properties fo:font-size="16pt" fo:font-weight="bold" officeooo:rsid="0004a376" officeooo:paragraph-rsid="0004a376" style:font-size-asian="16pt" style:font-weight-asian="bold" style:font-size-complex="16pt" style:font-weight-complex="bold"/>
    </style:style>
    <style:style style:name="P12" style:family="paragraph" style:parent-style-name="Standard" style:master-page-name="">
      <style:paragraph-properties fo:margin-left="0.5in" fo:margin-right="0in" fo:text-indent="0in" style:auto-text-indent="false" style:page-number="auto"/>
      <style:text-properties officeooo:rsid="00053816" officeooo:paragraph-rsid="00053816"/>
    </style:style>
    <style:style style:name="P13" style:family="paragraph" style:parent-style-name="Standard" style:master-page-name="">
      <style:paragraph-properties fo:margin-left="0.5in" fo:margin-right="0in" fo:text-indent="0in" style:auto-text-indent="false" style:page-number="auto"/>
      <style:text-properties officeooo:paragraph-rsid="0009b00c"/>
    </style:style>
    <style:style style:name="P14" style:family="paragraph" style:parent-style-name="Standard" style:master-page-name="">
      <style:paragraph-properties fo:margin-left="0.5in" fo:margin-right="0in" fo:text-indent="0in" style:auto-text-indent="false" style:page-number="auto"/>
      <style:text-properties fo:font-style="italic" officeooo:rsid="0009b00c" officeooo:paragraph-rsid="0009b00c" style:font-style-asian="italic" style:font-style-complex="italic"/>
    </style:style>
    <style:style style:name="P15" style:family="paragraph" style:parent-style-name="Standard">
      <style:paragraph-properties fo:margin-left="0.5in" fo:margin-right="0in" fo:text-indent="0in" style:auto-text-indent="false"/>
      <style:text-properties officeooo:rsid="00053816" officeooo:paragraph-rsid="00053816"/>
    </style:style>
    <style:style style:name="P16" style:family="paragraph" style:parent-style-name="Standard">
      <style:paragraph-properties fo:margin-left="0.5in" fo:margin-right="0in" fo:text-indent="0in" style:auto-text-indent="false"/>
      <style:text-properties officeooo:rsid="00053816" officeooo:paragraph-rsid="0009b00c"/>
    </style:style>
    <style:style style:name="P17" style:family="paragraph" style:parent-style-name="Standard">
      <style:paragraph-properties fo:margin-left="0.5in" fo:margin-right="0in" fo:text-indent="0in" style:auto-text-indent="false"/>
      <style:text-properties officeooo:paragraph-rsid="0009b00c"/>
    </style:style>
    <style:style style:name="P18" style:family="paragraph" style:parent-style-name="Standard">
      <style:paragraph-properties fo:margin-left="0in" fo:margin-right="0in" fo:text-indent="0in" style:auto-text-indent="false"/>
      <style:text-properties officeooo:rsid="0005773b" officeooo:paragraph-rsid="0005773b"/>
    </style:style>
    <style:style style:name="P19" style:family="paragraph" style:parent-style-name="Standard">
      <style:paragraph-properties fo:margin-left="0in" fo:margin-right="0in" fo:text-indent="0in" style:auto-text-indent="false"/>
      <style:text-properties fo:font-size="14pt" fo:font-weight="bold" officeooo:rsid="00063932" officeooo:paragraph-rsid="00063932" style:font-size-asian="14pt" style:font-weight-asian="bold" style:font-size-complex="14pt" style:font-weight-complex="bold"/>
    </style:style>
    <style:style style:name="P20" style:family="paragraph" style:parent-style-name="Standard" style:master-page-name="">
      <style:paragraph-properties fo:margin-left="0in" fo:margin-right="0in" fo:text-indent="0in" style:auto-text-indent="false" style:page-number="auto"/>
      <style:text-properties officeooo:rsid="00053816" officeooo:paragraph-rsid="00053816"/>
    </style:style>
    <style:style style:name="P21" style:family="paragraph" style:parent-style-name="Standard" style:list-style-name="L1">
      <style:text-properties officeooo:rsid="000af0d1" officeooo:paragraph-rsid="000af0d1"/>
    </style:style>
    <style:style style:name="P22" style:family="paragraph" style:parent-style-name="Standard" style:list-style-name="L2">
      <style:text-properties officeooo:rsid="000af0d1" officeooo:paragraph-rsid="000df06b"/>
    </style:style>
    <style:style style:name="P23" style:family="paragraph" style:parent-style-name="Standard" style:list-style-name="L2">
      <style:text-properties officeooo:rsid="000af0d1" officeooo:paragraph-rsid="000af0d1"/>
    </style:style>
    <style:style style:name="P24" style:family="paragraph" style:parent-style-name="Standard" style:list-style-name="L4">
      <style:text-properties officeooo:rsid="000af0d1" officeooo:paragraph-rsid="000af0d1"/>
    </style:style>
    <style:style style:name="P25" style:family="paragraph" style:parent-style-name="Standard" style:list-style-name="L2">
      <style:text-properties officeooo:rsid="000f5e63" officeooo:paragraph-rsid="000f5e63"/>
    </style:style>
    <style:style style:name="P26" style:family="paragraph" style:parent-style-name="Standard" style:list-style-name="L2">
      <style:text-properties officeooo:rsid="0011b259" officeooo:paragraph-rsid="0011b259"/>
    </style:style>
    <style:style style:name="P27" style:family="paragraph" style:parent-style-name="Standard" style:list-style-name="L2">
      <style:text-properties officeooo:rsid="001665a8" officeooo:paragraph-rsid="001665a8"/>
    </style:style>
    <style:style style:name="P28" style:family="paragraph" style:parent-style-name="Standard" style:list-style-name="L2">
      <style:text-properties officeooo:rsid="0018bca8" officeooo:paragraph-rsid="0018bca8"/>
    </style:style>
    <style:style style:name="P29" style:family="paragraph" style:parent-style-name="Standard" style:list-style-name="L2">
      <style:text-properties officeooo:rsid="000df06b" officeooo:paragraph-rsid="000df06b"/>
    </style:style>
    <style:style style:name="P30" style:family="paragraph" style:parent-style-name="Standard" style:list-style-name="L2">
      <style:text-properties officeooo:rsid="0012e5e9" officeooo:paragraph-rsid="0012e5e9"/>
    </style:style>
    <style:style style:name="P31" style:family="paragraph" style:parent-style-name="Standard" style:list-style-name="L2">
      <style:text-properties officeooo:rsid="000d9c85" officeooo:paragraph-rsid="000d9c85"/>
    </style:style>
    <style:style style:name="P32" style:family="paragraph" style:parent-style-name="Standard" style:list-style-name="L4">
      <style:text-properties officeooo:rsid="000ba9b3" officeooo:paragraph-rsid="000ba9b3"/>
    </style:style>
    <style:style style:name="P33" style:family="paragraph" style:parent-style-name="Standard" style:list-style-name="L2">
      <style:text-properties officeooo:rsid="001bdf0f" officeooo:paragraph-rsid="001bdf0f"/>
    </style:style>
    <style:style style:name="P34" style:family="paragraph" style:parent-style-name="Standard" style:list-style-name="L3" style:master-page-name="">
      <style:paragraph-properties fo:margin-left="0.5in" fo:margin-right="0in" fo:text-indent="0in" style:auto-text-indent="false" style:page-number="auto"/>
      <style:text-properties officeooo:rsid="000ba9b3" officeooo:paragraph-rsid="000ba9b3"/>
    </style:style>
    <style:style style:name="T1" style:family="text">
      <style:text-properties officeooo:rsid="0007680c"/>
    </style:style>
    <style:style style:name="T2" style:family="text">
      <style:text-properties officeooo:rsid="0008d592"/>
    </style:style>
    <style:style style:name="T3" style:family="text">
      <style:text-properties officeooo:rsid="0009b00c"/>
    </style:style>
    <style:style style:name="T4" style:family="text">
      <style:text-properties officeooo:rsid="000af0d1"/>
    </style:style>
    <style:style style:name="T5" style:family="text">
      <style:text-properties officeooo:rsid="000b522c"/>
    </style:style>
    <style:style style:name="T6" style:family="text">
      <style:text-properties officeooo:rsid="000d9c85"/>
    </style:style>
    <style:style style:name="T7" style:family="text">
      <style:text-properties officeooo:rsid="000df06b"/>
    </style:style>
    <style:style style:name="T8" style:family="text">
      <style:text-properties officeooo:rsid="000f5e63"/>
    </style:style>
    <style:style style:name="T9" style:family="text">
      <style:text-properties style:font-name="Liberation Serif1" style:text-underline-style="solid" style:text-underline-width="auto" style:text-underline-color="font-color" officeooo:rsid="000f5e63" style:font-name-asian="Liberation Serif1" style:font-name-complex="Liberation Serif1"/>
    </style:style>
    <style:style style:name="T10" style:family="text">
      <style:text-properties style:font-name="Liberation Serif1" style:text-underline-style="solid" style:text-underline-width="auto" style:text-underline-color="font-color" officeooo:rsid="0015785b" style:font-name-asian="Liberation Serif1" style:font-name-complex="Liberation Serif1"/>
    </style:style>
    <style:style style:name="T11" style:family="text">
      <style:text-properties style:font-name="Liberation Serif1" style:text-underline-style="solid" style:text-underline-width="auto" style:text-underline-color="font-color" fo:font-weight="normal" officeooo:rsid="0012e5e9" style:font-name-asian="Liberation Serif1" style:font-weight-asian="normal" style:font-name-complex="Liberation Serif1" style:font-weight-complex="normal"/>
    </style:style>
    <style:style style:name="T12" style:family="text">
      <style:text-properties officeooo:rsid="00100c98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officeooo:rsid="0015c0be"/>
    </style:style>
    <style:style style:name="T15" style:family="text">
      <style:text-properties officeooo:rsid="001665a8"/>
    </style:style>
    <style:style style:name="T16" style:family="text">
      <style:text-properties officeooo:rsid="001b8d48"/>
    </style:style>
    <style:style style:name="T17" style:family="text">
      <style:text-properties officeooo:rsid="001bdf0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lasses and Numbers</text:p>
      <text:p text:style-name="P8">an extension to a14_subtask</text:p>
      <text:p text:style-name="Standard"/>
      <text:p text:style-name="P6">Requirements</text:p>
      <text:p text:style-name="P9"/>
      <text:p text:style-name="P1">Whenever a user enters time for task 2C and any of subtasks ES, MS, or HS, they can, optionally, enter the type of the class and number of students. <text:s/>The class 'type' (what is the term you use?) is one of the following (got these from the SR2S Tasks Completed spreadsheet)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WK 06-30:</text:p>
          </table:table-cell>
          <table:table-cell table:style-name="Table1.B1" office:value-type="string">
            <text:p text:style-name="P14">CDP 06-29</text:p>
          </table:table-cell>
        </table:table-row>
        <table:table-row>
          <table:table-cell table:style-name="Table1.A2" office:value-type="string">
            <text:p text:style-name="P13">Stop Look and Listen</text:p>
          </table:table-cell>
          <table:table-cell table:style-name="Table1.B2" office:value-type="string">
            <text:p text:style-name="P12">SL&amp;L</text:p>
          </table:table-cell>
        </table:table-row>
        <table:table-row>
          <table:table-cell table:style-name="Table1.A2" office:value-type="string">
            <text:p text:style-name="P17">Walk Around the Block</text:p>
          </table:table-cell>
          <table:table-cell table:style-name="Table1.B2" office:value-type="string">
            <text:p text:style-name="P15">WB</text:p>
          </table:table-cell>
        </table:table-row>
        <table:table-row>
          <table:table-cell table:style-name="Table1.A2" office:value-type="string">
            <text:p text:style-name="P17">Bike Safety</text:p>
          </table:table-cell>
          <table:table-cell table:style-name="Table1.B2" office:value-type="string">
            <text:p text:style-name="P15">BS</text:p>
          </table:table-cell>
        </table:table-row>
        <table:table-row>
          <table:table-cell table:style-name="Table1.A2" office:value-type="string">
            <text:p text:style-name="P17">Traffic Safety</text:p>
          </table:table-cell>
          <table:table-cell table:style-name="Table1.B2" office:value-type="string">
            <text:p text:style-name="P15">TS</text:p>
          </table:table-cell>
        </table:table-row>
        <table:table-row>
          <table:table-cell table:style-name="Table1.A2" office:value-type="string">
            <text:p text:style-name="P17">Bicycle Rodeo</text:p>
          </table:table-cell>
          <table:table-cell table:style-name="Table1.B2" office:value-type="string">
            <text:p text:style-name="P15">Rodeo</text:p>
          </table:table-cell>
        </table:table-row>
        <table:table-row>
          <table:table-cell table:style-name="Table1.A2" office:value-type="string">
            <text:p text:style-name="P17">Bike Skills</text:p>
          </table:table-cell>
          <table:table-cell table:style-name="Table1.B2" office:value-type="string">
            <text:p text:style-name="P15">Bike Skills</text:p>
          </table:table-cell>
        </table:table-row>
        <table:table-row>
          <table:table-cell table:style-name="Table1.A2" office:value-type="string">
            <text:p text:style-name="P17">Bike drills</text:p>
          </table:table-cell>
          <table:table-cell table:style-name="Table1.B2" office:value-type="string">
            <text:p text:style-name="P15">Bike drills</text:p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B2" office:value-type="string">
            <text:p text:style-name="P15">Clubs</text:p>
          </table:table-cell>
        </table:table-row>
        <table:table-row>
          <table:table-cell table:style-name="Table1.A2" office:value-type="string">
            <text:p text:style-name="P17">Poster Art</text:p>
          </table:table-cell>
          <table:table-cell table:style-name="Table1.B2" office:value-type="string">
            <text:p text:style-name="P15">P.Art</text:p>
          </table:table-cell>
        </table:table-row>
        <table:table-row>
          <table:table-cell table:style-name="Table1.A2" office:value-type="string">
            <text:p text:style-name="P17">Assembly</text:p>
          </table:table-cell>
          <table:table-cell table:style-name="Table1.B2" office:value-type="string">
            <text:p text:style-name="P15">Assembly</text:p>
          </table:table-cell>
        </table:table-row>
        <table:table-row>
          <table:table-cell table:style-name="Table1.A2" office:value-type="string">
            <text:p text:style-name="P17">Green Classes</text:p>
          </table:table-cell>
          <table:table-cell table:style-name="Table1.B2" office:value-type="string">
            <text:p text:style-name="P15">Green</text:p>
          </table:table-cell>
        </table:table-row>
        <table:table-row>
          <table:table-cell table:style-name="Table1.A2" office:value-type="string">
            <text:p text:style-name="P17">Family Biking</text:p>
          </table:table-cell>
          <table:table-cell table:style-name="Table1.B2" office:value-type="string">
            <text:p text:style-name="P15">FamM</text:p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B2" office:value-type="string">
            <text:p text:style-name="P15">Riding w/ Youth</text:p>
          </table:table-cell>
        </table:table-row>
        <table:table-row>
          <table:table-cell table:style-name="Table1.A2" office:value-type="string">
            <text:p text:style-name="P17">Presentations</text:p>
          </table:table-cell>
          <table:table-cell table:style-name="Table1.B2" office:value-type="string">
            <text:p text:style-name="P15">Presentations</text:p>
          </table:table-cell>
        </table:table-row>
        <table:table-row>
          <table:table-cell table:style-name="Table1.A2" office:value-type="string">
            <text:p text:style-name="P16">Bicycle field trips</text:p>
          </table:table-cell>
          <table:table-cell table:style-name="Table1.B2" office:value-type="string">
            <text:p text:style-name="P15">bike field trips</text:p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B2" office:value-type="string">
            <text:p text:style-name="P15">IWALK</text:p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B2" office:value-type="string">
            <text:p text:style-name="P15">W&amp;RW</text:p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B2" office:value-type="string">
            <text:p text:style-name="P15">SP</text:p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B2" office:value-type="string">
            <text:p text:style-name="P15">spring contests</text:p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B2" office:value-type="string">
            <text:p text:style-name="P15">BTSD</text:p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B2" office:value-type="string">
            <text:p text:style-name="P15">TF</text:p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B2" office:value-type="string">
            <text:p text:style-name="P15">Travel plans</text:p>
          </table:table-cell>
        </table:table-row>
      </table:table>
      <text:p text:style-name="P18">This info can be downloaded for entry into a spreadsheet template <text:span text:style-name="T2">in the same manner as</text:span> invoice<text:span text:style-name="T2">s</text:span>.</text:p>
      <text:p text:style-name="P20"/>
      <text:p text:style-name="P19"><text:span text:style-name="T4">Opera</text:span>tion</text:p>
      <text:p text:style-name="P2"/>
      <text:p text:style-name="P2">To enter info, the timelog page will watch the user as they select a subtask. <text:s/>If they select one of the above subtasks, the page will put a special symbol beside each time entry box. <text:s/>Clicking this symbol will pop up a page where the relevant info can be entered.</text:p>
      <text:p text:style-name="P2"/>
      <text:p text:style-name="P5"><text:soft-page-break/>Info:</text:p>
      <text:list xml:id="list5840667679564683261" text:style-name="L1">
        <text:list-item>
          <text:p text:style-name="P21">Whether leader, assistant, trainee</text:p>
        </text:list-item>
        <text:list-item>
          <text:p text:style-name="P21">Class</text:p>
        </text:list-item>
        <text:list-item>
          <text:p text:style-name="P21">Student count (entered only by a leader</text:p>
        </text:list-item>
      </text:list>
      <text:p text:style-name="P2"/>
      <text:p text:style-name="P2">To edit (or remove) info: <text:s/>if relevant info has been previously entered. the timelog page will put a <text:span text:style-name="T1">different</text:span> special symbol beside the time entry box where the original time and class info was entered. <text:s/>Clicking this symbol will pop up the page where the info can be editted.</text:p>
      <text:p text:style-name="P1"/>
      <text:p text:style-name="P2">Note that info for each class, including student count, is 'attached' to that day's timelog entry for the subtask <text:span text:style-name="T1">and, therefore, some time must be entered (otherwise, no timelog entry is made)</text:span>. <text:s/>Also note that, once entered, the info can only be viewed and editted by entering the timelog page and select<text:span text:style-name="T1">ing</text:span> the special edit symbol <text:span text:style-name="T1">beside</text:span> that day's hours.</text:p>
      <text:p text:style-name="Standard"/>
      <text:p text:style-name="P2">A special menu item will be provided for an admin to download the info for a <text:span text:style-name="T1">given</text:span> date range. <text:s/>The spreadsheet template for reporting will also be provided.</text:p>
      <text:p text:style-name="P3"/>
      <text:p text:style-name="P4">Each entry will include a pop up to say “number of classes” and “Number of students” - <text:span text:style-name="T3">WK 06-30</text:span></text:p>
      <text:p text:style-name="Standard"/>
      <text:p text:style-name="P7">Internals</text:p>
      <text:p text:style-name="P9"/>
      <text:list xml:id="list1569869539246222680" text:style-name="L2">
        <text:list-item>
          <text:p text:style-name="P22"><text:span text:style-name="T13"><text:s text:c="2"/></text:span>Popup page <text:span text:style-name="T7">(extension module)</text:span> to enter/edit data – <text:span text:style-name="T7">a template?</text:span></text:p>
          <text:p text:style-name="P25">Create an extension executive.php – must save callers state before creating a new one?</text:p>
          <text:p text:style-name="P26">get_state($thread=””) can create a 'thread'? <text:s/><text:span text:style-name="T15">Yes, done.</text:span></text:p>
          <text:p text:style-name="P27">Must also supply:</text:p>
          <text:list>
            <text:list-header>
              <text:p text:style-name="P27">'Title' (mouseover response) to timelog so user knows to d-click to show/add/edit data</text:p>
              <text:p text:style-name="P28">Ability to change 'Title' to show data</text:p>
            </text:list-header>
          </text:list>
        </text:list-item>
        <text:list-item>
          <text:p text:style-name="P29"><text:span text:style-name="T11">√ </text:span>Sub-directory for extension modules – to config?</text:p>
          <text:p text:style-name="P30">No config entry, just ../extension/ - <text:span text:style-name="T16">but on same level as ../main/timelog.php</text:span></text:p>
        </text:list-item>
        <text:list-item>
          <text:p text:style-name="P23"><text:span text:style-name="T13"><text:s text:c="2"/></text:span>Leader, assistant, trainee listing – hard coded</text:p>
        </text:list-item>
        <text:list-item>
          <text:p text:style-name="P23"><text:span text:style-name="T13"><text:s text:c="2"/></text:span>Class name <text:span text:style-name="T5">list</text:span> – table or hard coded <text:span text:style-name="T5">(include)</text:span>? <text:s/><text:span text:style-name="T5">Either will be manually maintained </text:span></text:p>
        </text:list-item>
        <text:list-item>
          <text:p text:style-name="P23"><text:span text:style-name="T10">√</text:span><text:span text:style-name="T13"> </text:span>DB table – prefix and name?</text:p>
          <text:p text:style-name="P29">Prefix x.. <text:span text:style-name="T8">=&gt; x01_classcount</text:span></text:p>
          <text:p text:style-name="P29">Add to CreateTablesTemplate?</text:p>
          <text:p text:style-name="P25">classcount_id,<text:span text:style-name="T14">timelog</text:span>_idref,class_idref,<text:span text:style-name="T12">role</text:span>,<text:span text:style-name="T12">count,timestamp</text:span></text:p>
        </text:list-item>
        <text:list-item>
          <text:p text:style-name="P23"><text:span text:style-name="T9">√ </text:span>Subtask table indicator to “add-on” page – manually populated</text:p>
        </text:list-item>
      </text:list>
      <text:list xml:id="list35680451612443969" text:style-name="L3">
        <text:list-header>
          <text:p text:style-name="P34">field name = “extension” - varchar(64), defaults to null</text:p>
        </text:list-header>
      </text:list>
      <text:list xml:id="list191336359501083" text:continue-list="list1569869539246222680" text:style-name="L2">
        <text:list-item>
          <text:p text:style-name="P23"><text:span text:style-name="T13"><text:s text:c="2"/></text:span>Timelog page routine to popup the page <text:span text:style-name="T7">(image?)</text:span></text:p>
        </text:list-item>
        <text:list-item>
          <text:p text:style-name="P23"><text:span text:style-name="T13"><text:s text:c="2"/></text:span>Data download page</text:p>
        </text:list-item>
        <text:list-item>
          <text:p text:style-name="P23"><text:span text:style-name="T13"><text:s text:c="2"/></text:span>Data download menu item</text:p>
        </text:list-item>
        <text:list-item>
          <text:p text:style-name="P31"><text:span text:style-name="T13"><text:s text:c="2"/></text:span>permissions?</text:p>
        </text:list-item>
        <text:list-item>
          <text:p text:style-name="P23"><text:span text:style-name="T13"><text:s text:c="2"/></text:span>Reporting template <text:span text:style-name="T6">(spreadsheet?)</text:span></text:p>
        </text:list-item>
        <text:list-item>
          <text:p text:style-name="P23">_<text:span text:style-name="T17">Set up SSL:</text:span></text:p>
          <text:p text:style-name="P33">Setup your own CA (Certificate Authority)</text:p>
          <text:p text:style-name="P33"><text:s/>Make a key and a certificate for the web server: ??</text:p>
          <text:p text:style-name="P33">Create directories and files for the secure web service ??</text:p>
          <text:p text:style-name="P33">Configure the Apache web server</text:p>
          <text:p text:style-name="P33">Web Server Key Password:</text:p>
        </text:list-item>
      </text:list>
      <text:p text:style-name="Standard"/>
      <text:p text:style-name="P7"><text:soft-page-break/>Wish List</text:p>
      <text:p text:style-name="Standard"/>
      <text:list xml:id="list7793888348768620877" text:style-name="L4">
        <text:list-item>
          <text:p text:style-name="P24">Automated (un)install process</text:p>
        </text:list-item>
        <text:list-item>
          <text:p text:style-name="P24">A better name for the general ability to “add-on”</text:p>
          <text:p text:style-name="P32">extension</text:p>
        </text:list-item>
      </text:list>
      <text:p text:style-name="P10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9T16:06:52.957457338</meta:creation-date>
    <dc:date>2014-07-11T19:13:34.653015637</dc:date>
    <meta:editing-duration>PT8H16M5S</meta:editing-duration>
    <meta:editing-cycles>18</meta:editing-cycles>
    <meta:generator>LibreOffice/4.2.4.2$Linux_X86_64 LibreOffice_project/420m0$Build-2</meta:generator>
    <meta:document-statistic meta:table-count="1" meta:image-count="0" meta:object-count="0" meta:page-count="3" meta:paragraph-count="84" meta:word-count="574" meta:character-count="3395" meta:non-whitespace-character-count="2890"/>
  </office:meta>
</office:document-meta>
</file>